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order="thin solid #000000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1" style:family="table-cell" style:parent-style-name="Default" style:data-style-name="N3">
      <style:table-cell-properties fo:border-top="none" fo:border-bottom="thin solid #000000" fo:border-left="thin solid #000000" fo:border-right="thin solid #000000"/>
    </style:style>
    <style:style style:name="co1" style:family="table-column">
      <style:table-column-properties fo:break-before="auto" style:column-width="5.25638888888889cm"/>
    </style:style>
    <style:style style:name="co2" style:family="table-column">
      <style:table-column-properties fo:break-before="auto" style:column-width="9.80722222222222cm"/>
    </style:style>
    <style:style style:name="co3" style:family="table-column">
      <style:table-column-properties fo:break-before="auto" style:column-width="8.06097222222222cm"/>
    </style:style>
    <style:style style:name="co4" style:family="table-column">
      <style:table-column-properties fo:break-before="auto" style:column-width="2.25777777777778cm"/>
    </style:style>
    <style:style style:name="co5" style:family="table-column">
      <style:table-column-properties fo:break-before="auto" style:column-width="2.99861111111111cm"/>
    </style:style>
    <style:style style:name="co6" style:family="table-column">
      <style:table-column-properties fo:break-before="auto" style:column-width="3.31611111111111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C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4" table:number-columns-repeated="16378" table:default-cell-style-name="ce1"/>
        <table:table-row table:style-name="ro1">
          <table:table-cell office:value-type="string" table:style-name="ce2">
            <text:p>Source : INSEE <text:s/>Flores 2017</text:p>
          </table:table-cell>
          <table:table-cell table:number-columns-repeated="2" table:style-name="ce1"/>
          <table:table-cell table:number-columns-repeated="3" table:style-name="ce3"/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4">
            <text:p>Zone géographique : France entière (y compris DOM)</text:p>
          </table:table-cell>
          <table:table-cell table:number-columns-repeated="2" table:style-name="ce1"/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4">
            <text:p>Champ : postes non annexes</text:p>
          </table:table-cell>
          <table:table-cell table:number-columns-repeated="2" table:style-name="ce1"/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4">
            <text:p>Croisé par : Régions X Typologie Coopératives X Typologie Coopératives détaillée X Sexe X Type d’emploi</text:p>
          </table:table-cell>
          <table:table-cell table:number-columns-repeated="2" table:style-name="ce1"/>
          <table:table-cell table:number-columns-repeated="3" table:style-name="ce3"/>
          <table:table-cell table:number-columns-repeated="16378"/>
        </table:table-row>
        <table:table-row table:number-rows-repeated="2" table:style-name="ro1">
          <table:table-cell table:style-name="ce4"/>
          <table:table-cell table:number-columns-repeated="2" table:style-name="ce1"/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5">
            <text:p>Région</text:p>
          </table:table-cell>
          <table:table-cell office:value-type="string" table:style-name="ce6">
            <text:p>Typologie Coopératives</text:p>
          </table:table-cell>
          <table:table-cell office:value-type="string" table:style-name="ce6">
            <text:p>Typologie Coopératives détaillée</text:p>
          </table:table-cell>
          <table:table-cell office:value-type="string" table:style-name="ce6">
            <text:p>SEXE</text:p>
          </table:table-cell>
          <table:table-cell office:value-type="string" table:style-name="ce6">
            <text:p>Type d’emploi</text:p>
          </table:table-cell>
          <table:table-cell office:value-type="string" table:style-name="ce7">
            <text:p>Nombre de poste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00698" table:style-name="ce9">
            <text:p>300 6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6055" table:style-name="ce9">
            <text:p>6 05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4484" table:style-name="ce9">
            <text:p>4 48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89554" table:style-name="ce9">
            <text:p>289 5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605" table:style-name="ce9">
            <text:p>60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55861" table:style-name="ce9">
            <text:p>155 86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44837" table:style-name="ce9">
            <text:p>144 8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2999" table:style-name="ce9">
            <text:p>2 9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2647" table:style-name="ce9">
            <text:p>2 6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49954" table:style-name="ce9">
            <text:p>149 9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float" office:value="261" table:style-name="ce9">
            <text:p>26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3056" table:style-name="ce9">
            <text:p>3 0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1837" table:style-name="ce9">
            <text:p>1 8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39600" table:style-name="ce9">
            <text:p>139 60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float" office:value="344" table:style-name="ce9">
            <text:p>3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30" table:style-name="ce9">
            <text:p>1 0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63832" table:style-name="ce9">
            <text:p>163 8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35836" table:style-name="ce9">
            <text:p>135 8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995" table:style-name="ce9">
            <text:p>99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57423" table:style-name="ce9">
            <text:p>157 4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529" table:style-name="ce9">
            <text:p>2 5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31136" table:style-name="ce9">
            <text:p>131 1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04" table:style-name="ce9">
            <text:p>40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26" table:style-name="ce9">
            <text:p>6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7129" table:style-name="ce9">
            <text:p>67 1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96703" table:style-name="ce9">
            <text:p>96 70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88328" table:style-name="ce9">
            <text:p>88 3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7508" table:style-name="ce9">
            <text:p>47 50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90" table:style-name="ce9">
            <text:p>39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05" table:style-name="ce9">
            <text:p>60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64315" table:style-name="ce9">
            <text:p>64 3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93108" table:style-name="ce9">
            <text:p>93 10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475" table:style-name="ce9">
            <text:p>1 47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85249" table:style-name="ce9">
            <text:p>85 24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1054" table:style-name="ce9">
            <text:p>1 0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5887" table:style-name="ce9">
            <text:p>45 8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64862" table:style-name="ce9">
            <text:p>164 86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6542" table:style-name="ce9">
            <text:p>6 5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6350" table:style-name="ce9">
            <text:p>16 35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9467" table:style-name="ce9">
            <text:p>49 4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7618" table:style-name="ce9">
            <text:p>47 6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5859" table:style-name="ce9">
            <text:p>15 8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3526" table:style-name="ce9">
            <text:p>3 5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2398" table:style-name="ce9">
            <text:p>2 3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58418" table:style-name="ce9">
            <text:p>158 4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520" table:style-name="ce9">
            <text:p>5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6380" table:style-name="ce9">
            <text:p>6 38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466" table:style-name="ce9">
            <text:p>4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5764" table:style-name="ce9">
            <text:p>15 7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636" table:style-name="ce9">
            <text:p>6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616" table:style-name="ce9">
            <text:p>6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8199" table:style-name="ce9">
            <text:p>48 1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16" table:style-name="ce9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044" table:style-name="ce9">
            <text:p>1 0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056" table:style-name="ce9">
            <text:p>1 0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5490" table:style-name="ce9">
            <text:p>45 49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28" table:style-name="ce9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207" table:style-name="ce9">
            <text:p>20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5303" table:style-name="ce9">
            <text:p>15 30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7533" table:style-name="ce9">
            <text:p>67 53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97329" table:style-name="ce9">
            <text:p>97 3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688" table:style-name="ce9">
            <text:p>4 6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854" table:style-name="ce9">
            <text:p>1 8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8347" table:style-name="ce9">
            <text:p>8 3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8003" table:style-name="ce9">
            <text:p>8 00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0785" table:style-name="ce9">
            <text:p>30 78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8682" table:style-name="ce9">
            <text:p>18 6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5485" table:style-name="ce9">
            <text:p>35 48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2133" table:style-name="ce9">
            <text:p>12 13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9023" table:style-name="ce9">
            <text:p>9 0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836" table:style-name="ce9">
            <text:p>6 8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524" table:style-name="ce9">
            <text:p>1 52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64705" table:style-name="ce9">
            <text:p>64 70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2002" table:style-name="ce9">
            <text:p>2 0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93713" table:style-name="ce9">
            <text:p>93 7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4573" table:style-name="ce9">
            <text:p>4 57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807" table:style-name="ce9">
            <text:p>1 80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226" table:style-name="ce9">
            <text:p>2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8063" table:style-name="ce9">
            <text:p>8 0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240" table:style-name="ce9">
            <text:p>2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7701" table:style-name="ce9">
            <text:p>7 7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401" table:style-name="ce9">
            <text:p>4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0062" table:style-name="ce9">
            <text:p>30 06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215" table:style-name="ce9">
            <text:p>2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8137" table:style-name="ce9">
            <text:p>18 1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700" table:style-name="ce9">
            <text:p>70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879" table:style-name="ce9">
            <text:p>87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3892" table:style-name="ce9">
            <text:p>33 89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float" office:value="14" table:style-name="ce9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344" table:style-name="ce9">
            <text:p>3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177" table:style-name="ce9">
            <text:p>17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1598" table:style-name="ce9">
            <text:p>11 5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float" office:value="14" table:style-name="ce9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89" table:style-name="ce9">
            <text:p>18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8659" table:style-name="ce9">
            <text:p>8 6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644" table:style-name="ce9">
            <text:p>6 6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30" table:style-name="ce9">
            <text:p>1 0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63832" table:style-name="ce9">
            <text:p>163 8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6542" table:style-name="ce9">
            <text:p>6 5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6350" table:style-name="ce9">
            <text:p>16 35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9467" table:style-name="ce9">
            <text:p>49 4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7618" table:style-name="ce9">
            <text:p>47 6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5859" table:style-name="ce9">
            <text:p>15 8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995" table:style-name="ce9">
            <text:p>99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57423" table:style-name="ce9">
            <text:p>157 4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6380" table:style-name="ce9">
            <text:p>6 38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466" table:style-name="ce9">
            <text:p>4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5764" table:style-name="ce9">
            <text:p>15 7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636" table:style-name="ce9">
            <text:p>6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616" table:style-name="ce9">
            <text:p>6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8199" table:style-name="ce9">
            <text:p>48 1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16" table:style-name="ce9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044" table:style-name="ce9">
            <text:p>1 0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056" table:style-name="ce9">
            <text:p>1 0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5490" table:style-name="ce9">
            <text:p>45 49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28" table:style-name="ce9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207" table:style-name="ce9">
            <text:p>20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5303" table:style-name="ce9">
            <text:p>15 30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04" table:style-name="ce9">
            <text:p>40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26" table:style-name="ce9">
            <text:p>6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7129" table:style-name="ce9">
            <text:p>67 1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96703" table:style-name="ce9">
            <text:p>96 70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688" table:style-name="ce9">
            <text:p>4 6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854" table:style-name="ce9">
            <text:p>1 8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8347" table:style-name="ce9">
            <text:p>8 3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8003" table:style-name="ce9">
            <text:p>8 00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0785" table:style-name="ce9">
            <text:p>30 78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8682" table:style-name="ce9">
            <text:p>18 6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5485" table:style-name="ce9">
            <text:p>35 48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2133" table:style-name="ce9">
            <text:p>12 13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9023" table:style-name="ce9">
            <text:p>9 0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836" table:style-name="ce9">
            <text:p>6 8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90" table:style-name="ce9">
            <text:p>39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05" table:style-name="ce9">
            <text:p>60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64315" table:style-name="ce9">
            <text:p>64 3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93108" table:style-name="ce9">
            <text:p>93 10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4573" table:style-name="ce9">
            <text:p>4 57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807" table:style-name="ce9">
            <text:p>1 80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226" table:style-name="ce9">
            <text:p>2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8063" table:style-name="ce9">
            <text:p>8 0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240" table:style-name="ce9">
            <text:p>2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7701" table:style-name="ce9">
            <text:p>7 7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401" table:style-name="ce9">
            <text:p>4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0062" table:style-name="ce9">
            <text:p>30 06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215" table:style-name="ce9">
            <text:p>2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8137" table:style-name="ce9">
            <text:p>18 1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700" table:style-name="ce9">
            <text:p>70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879" table:style-name="ce9">
            <text:p>87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3892" table:style-name="ce9">
            <text:p>33 89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float" office:value="14" table:style-name="ce9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344" table:style-name="ce9">
            <text:p>3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177" table:style-name="ce9">
            <text:p>17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1598" table:style-name="ce9">
            <text:p>11 5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float" office:value="14" table:style-name="ce9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89" table:style-name="ce9">
            <text:p>18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8659" table:style-name="ce9">
            <text:p>8 6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644" table:style-name="ce9">
            <text:p>6 6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5962" table:style-name="ce9">
            <text:p>35 96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4053" table:style-name="ce9">
            <text:p>14 05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7993" table:style-name="ce9">
            <text:p>27 99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3170" table:style-name="ce9">
            <text:p>13 17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921" table:style-name="ce9">
            <text:p>9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0051" table:style-name="ce9">
            <text:p>30 0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40" table:style-name="ce9">
            <text:p>8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57" table:style-name="ce9">
            <text:p>15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8080" table:style-name="ce9">
            <text:p>18 08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4383" table:style-name="ce9">
            <text:p>34 3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374" table:style-name="ce9">
            <text:p>2 37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947" table:style-name="ce9">
            <text:p>9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5913" table:style-name="ce9">
            <text:p>15 9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5747" table:style-name="ce9">
            <text:p>35 7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8696" table:style-name="ce9">
            <text:p>28 69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6269" table:style-name="ce9">
            <text:p>26 26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5142" table:style-name="ce9">
            <text:p>15 1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798" table:style-name="ce9">
            <text:p>7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415" table:style-name="ce9">
            <text:p>4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4672" table:style-name="ce9">
            <text:p>34 6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77" table:style-name="ce9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77" table:style-name="ce9">
            <text:p>27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215" table:style-name="ce9">
            <text:p>2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3547" table:style-name="ce9">
            <text:p>13 5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14" table:style-name="ce9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564" table:style-name="ce9">
            <text:p>5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429" table:style-name="ce9">
            <text:p>4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6961" table:style-name="ce9">
            <text:p>26 96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39" table:style-name="ce9">
            <text:p>3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47" table:style-name="ce9">
            <text:p>1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244" table:style-name="ce9">
            <text:p>2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2761" table:style-name="ce9">
            <text:p>12 76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18" table:style-name="ce9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23" table:style-name="ce9">
            <text:p>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83" table:style-name="ce9">
            <text:p>8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620" table:style-name="ce9">
            <text:p>6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494" table:style-name="ce9">
            <text:p>49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8894" table:style-name="ce9">
            <text:p>28 89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43" table:style-name="ce9">
            <text:p>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16" table:style-name="ce9">
            <text:p>8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53" table:style-name="ce9">
            <text:p>15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414" table:style-name="ce9">
            <text:p>4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236" table:style-name="ce9">
            <text:p>2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7378" table:style-name="ce9">
            <text:p>17 3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52" table:style-name="ce9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606" table:style-name="ce9">
            <text:p>60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724" table:style-name="ce9">
            <text:p>72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2882" table:style-name="ce9">
            <text:p>32 8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171" table:style-name="ce9">
            <text:p>17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52" table:style-name="ce9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304" table:style-name="ce9">
            <text:p>2 30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934" table:style-name="ce9">
            <text:p>93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341" table:style-name="ce9">
            <text:p>34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65" table:style-name="ce9">
            <text:p>16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5378" table:style-name="ce9">
            <text:p>15 3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29" table:style-name="ce9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786" table:style-name="ce9">
            <text:p>78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530" table:style-name="ce9">
            <text:p>5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4367" table:style-name="ce9">
            <text:p>34 3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64" table:style-name="ce9">
            <text:p>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519" table:style-name="ce9">
            <text:p>5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380" table:style-name="ce9">
            <text:p>38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7748" table:style-name="ce9">
            <text:p>27 74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49" table:style-name="ce9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561" table:style-name="ce9">
            <text:p>56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419" table:style-name="ce9">
            <text:p>4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5272" table:style-name="ce9">
            <text:p>25 2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17" table:style-name="ce9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331" table:style-name="ce9">
            <text:p>3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88" table:style-name="ce9">
            <text:p>1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4604" table:style-name="ce9">
            <text:p>14 60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19" table:style-name="ce9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7630" table:style-name="ce9">
            <text:p>17 6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8332" table:style-name="ce9">
            <text:p>18 3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7332" table:style-name="ce9">
            <text:p>7 3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721" table:style-name="ce9">
            <text:p>6 7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5565" table:style-name="ce9">
            <text:p>15 56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2428" table:style-name="ce9">
            <text:p>12 4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588" table:style-name="ce9">
            <text:p>6 5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582" table:style-name="ce9">
            <text:p>6 5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82" table:style-name="ce9">
            <text:p>4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39" table:style-name="ce9">
            <text:p>43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5928" table:style-name="ce9">
            <text:p>15 9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4123" table:style-name="ce9">
            <text:p>14 1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18" table:style-name="ce9">
            <text:p>3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22" table:style-name="ce9">
            <text:p>5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0" table:style-name="ce9">
            <text:p>6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97" table:style-name="ce9">
            <text:p>9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9988" table:style-name="ce9">
            <text:p>9 9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8092" table:style-name="ce9">
            <text:p>8 09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6306" table:style-name="ce9">
            <text:p>16 30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8077" table:style-name="ce9">
            <text:p>18 07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922" table:style-name="ce9">
            <text:p>9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452" table:style-name="ce9">
            <text:p>1 4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20" table:style-name="ce9">
            <text:p>3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27" table:style-name="ce9">
            <text:p>62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9013" table:style-name="ce9">
            <text:p>9 0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900" table:style-name="ce9">
            <text:p>6 90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8964" table:style-name="ce9">
            <text:p>18 9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6783" table:style-name="ce9">
            <text:p>16 7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4495" table:style-name="ce9">
            <text:p>14 49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4201" table:style-name="ce9">
            <text:p>14 2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4602" table:style-name="ce9">
            <text:p>14 6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1667" table:style-name="ce9">
            <text:p>11 6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7348" table:style-name="ce9">
            <text:p>7 34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7794" table:style-name="ce9">
            <text:p>7 79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393" table:style-name="ce9">
            <text:p>39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234" table:style-name="ce9">
            <text:p>23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6973" table:style-name="ce9">
            <text:p>16 97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float" office:value="30" table:style-name="ce9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405" table:style-name="ce9">
            <text:p>40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181" table:style-name="ce9">
            <text:p>18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7699" table:style-name="ce9">
            <text:p>17 6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float" office:value="47" table:style-name="ce9">
            <text:p>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146" table:style-name="ce9">
            <text:p>14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7048" table:style-name="ce9">
            <text:p>7 04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69" table:style-name="ce9">
            <text:p>6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499" table:style-name="ce9">
            <text:p>6 4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260" table:style-name="ce9">
            <text:p>26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5050" table:style-name="ce9">
            <text:p>15 05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304" table:style-name="ce9">
            <text:p>30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1911" table:style-name="ce9">
            <text:p>11 9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148" table:style-name="ce9">
            <text:p>14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6354" table:style-name="ce9">
            <text:p>6 3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96" table:style-name="ce9">
            <text:p>9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407" table:style-name="ce9">
            <text:p>6 40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335" table:style-name="ce9">
            <text:p>3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5311" table:style-name="ce9">
            <text:p>15 3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285" table:style-name="ce9">
            <text:p>28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3583" table:style-name="ce9">
            <text:p>13 5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212" table:style-name="ce9">
            <text:p>2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139" table:style-name="ce9">
            <text:p>13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9622" table:style-name="ce9">
            <text:p>9 6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202" table:style-name="ce9">
            <text:p>2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97" table:style-name="ce9">
            <text:p>9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7756" table:style-name="ce9">
            <text:p>7 7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float" office:value="37" table:style-name="ce9">
            <text:p>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259" table:style-name="ce9">
            <text:p>2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401" table:style-name="ce9">
            <text:p>4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5557" table:style-name="ce9">
            <text:p>15 55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float" office:value="89" table:style-name="ce9">
            <text:p>8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347" table:style-name="ce9">
            <text:p>3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323" table:style-name="ce9">
            <text:p>3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7325" table:style-name="ce9">
            <text:p>17 3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float" office:value="82" table:style-name="ce9">
            <text:p>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7" table:style-name="ce9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897" table:style-name="ce9">
            <text:p>89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35" table:style-name="ce9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407" table:style-name="ce9">
            <text:p>1 40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16" table:style-name="ce9">
            <text:p>3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18" table:style-name="ce9">
            <text:p>6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83" table:style-name="ce9">
            <text:p>1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8719" table:style-name="ce9">
            <text:p>8 7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158" table:style-name="ce9">
            <text:p>15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659" table:style-name="ce9">
            <text:p>6 6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442" table:style-name="ce9">
            <text:p>4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327" table:style-name="ce9">
            <text:p>32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8160" table:style-name="ce9">
            <text:p>18 16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float" office:value="35" table:style-name="ce9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344" table:style-name="ce9">
            <text:p>3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203" table:style-name="ce9">
            <text:p>20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6207" table:style-name="ce9">
            <text:p>16 20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float" office:value="29" table:style-name="ce9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246" table:style-name="ce9">
            <text:p>24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212" table:style-name="ce9">
            <text:p>2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4016" table:style-name="ce9">
            <text:p>14 0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float" office:value="21" table:style-name="ce9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273" table:style-name="ce9">
            <text:p>27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168" table:style-name="ce9">
            <text:p>1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3732" table:style-name="ce9">
            <text:p>13 7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float" office:value="28" table:style-name="ce9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278" table:style-name="ce9">
            <text:p>2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288" table:style-name="ce9">
            <text:p>2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4029" table:style-name="ce9">
            <text:p>14 0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283" table:style-name="ce9">
            <text:p>2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131" table:style-name="ce9">
            <text:p>1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1243" table:style-name="ce9">
            <text:p>11 2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float" office:value="10" table:style-name="ce9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48" table:style-name="ce9">
            <text:p>14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7070" table:style-name="ce9">
            <text:p>7 07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183" table:style-name="ce9">
            <text:p>1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7534" table:style-name="ce9">
            <text:p>7 53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3849" table:style-name="ce9">
            <text:p>13 84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389" table:style-name="ce9">
            <text:p>8 38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664" table:style-name="ce9">
            <text:p>5 6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2" table:style-name="ce9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3573" table:style-name="ce9">
            <text:p>13 57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4408" table:style-name="ce9">
            <text:p>14 40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231" table:style-name="ce9">
            <text:p>5 2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40" table:style-name="ce9">
            <text:p>5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81" table:style-name="ce9">
            <text:p>38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3572" table:style-name="ce9">
            <text:p>13 5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707" table:style-name="ce9">
            <text:p>70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33" table:style-name="ce9">
            <text:p>13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99" table:style-name="ce9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8" table:style-name="ce9">
            <text:p>5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417" table:style-name="ce9">
            <text:p>8 4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2395" table:style-name="ce9">
            <text:p>12 39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52" table:style-name="ce9">
            <text:p>1 0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322" table:style-name="ce9">
            <text:p>1 3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54" table:style-name="ce9">
            <text:p>8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93" table:style-name="ce9">
            <text:p>9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447" table:style-name="ce9">
            <text:p>8 4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9740" table:style-name="ce9">
            <text:p>19 7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2880" table:style-name="ce9">
            <text:p>12 88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78" table:style-name="ce9">
            <text:p>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1988" table:style-name="ce9">
            <text:p>11 9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4203" table:style-name="ce9">
            <text:p>14 20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6" table:style-name="ce9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083" table:style-name="ce9">
            <text:p>10 0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043" table:style-name="ce9">
            <text:p>5 0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3418" table:style-name="ce9">
            <text:p>13 4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088" table:style-name="ce9">
            <text:p>8 0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459" table:style-name="ce9">
            <text:p>5 4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2" table:style-name="ce9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382" table:style-name="ce9">
            <text:p>3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2899" table:style-name="ce9">
            <text:p>12 8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82" table:style-name="ce9">
            <text:p>1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4050" table:style-name="ce9">
            <text:p>14 05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56" table:style-name="ce9">
            <text:p>1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88" table:style-name="ce9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102" table:style-name="ce9">
            <text:p>5 1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3051" table:style-name="ce9">
            <text:p>13 0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106" table:style-name="ce9">
            <text:p>8 10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251" table:style-name="ce9">
            <text:p>2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1900" table:style-name="ce9">
            <text:p>11 90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8" table:style-name="ce9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026" table:style-name="ce9">
            <text:p>1 0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8" table:style-name="ce9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34" table:style-name="ce9">
            <text:p>3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278" table:style-name="ce9">
            <text:p>1 2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44" table:style-name="ce9">
            <text:p>8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90" table:style-name="ce9">
            <text:p>9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220" table:style-name="ce9">
            <text:p>8 2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70" table:style-name="ce9">
            <text:p>27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516" table:style-name="ce9">
            <text:p>5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8905" table:style-name="ce9">
            <text:p>18 90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2420" table:style-name="ce9">
            <text:p>12 4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3711" table:style-name="ce9">
            <text:p>13 7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6" table:style-name="ce9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31" table:style-name="ce9">
            <text:p>2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9721" table:style-name="ce9">
            <text:p>9 7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00" table:style-name="ce9">
            <text:p>10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867" table:style-name="ce9">
            <text:p>4 8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8853" table:style-name="ce9">
            <text:p>8 85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996" table:style-name="ce9">
            <text:p>4 99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402" table:style-name="ce9">
            <text:p>3 4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987" table:style-name="ce9">
            <text:p>4 9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930" table:style-name="ce9">
            <text:p>3 9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734" table:style-name="ce9">
            <text:p>1 73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9738" table:style-name="ce9">
            <text:p>9 7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670" table:style-name="ce9">
            <text:p>4 67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26" table:style-name="ce9">
            <text:p>2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14" table:style-name="ce9">
            <text:p>3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56" table:style-name="ce9">
            <text:p>2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25" table:style-name="ce9">
            <text:p>1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9420" table:style-name="ce9">
            <text:p>9 4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152" table:style-name="ce9">
            <text:p>4 1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5836" table:style-name="ce9">
            <text:p>5 8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581" table:style-name="ce9">
            <text:p>2 58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7321" table:style-name="ce9">
            <text:p>7 3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074" table:style-name="ce9">
            <text:p>5 07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76" table:style-name="ce9">
            <text:p>37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76" table:style-name="ce9">
            <text:p>67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546" table:style-name="ce9">
            <text:p>54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776" table:style-name="ce9">
            <text:p>77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71" table:style-name="ce9">
            <text:p>27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83" table:style-name="ce9">
            <text:p>5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9" table:style-name="ce9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4" table:style-name="ce9">
            <text:p>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104" table:style-name="ce9">
            <text:p>6 10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343" table:style-name="ce9">
            <text:p>2 3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2320" table:style-name="ce9">
            <text:p>12 3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7420" table:style-name="ce9">
            <text:p>7 4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7873" table:style-name="ce9">
            <text:p>7 87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007" table:style-name="ce9">
            <text:p>5 00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105" table:style-name="ce9">
            <text:p>3 10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938" table:style-name="ce9">
            <text:p>1 9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8577" table:style-name="ce9">
            <text:p>8 57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841" table:style-name="ce9">
            <text:p>4 84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274" table:style-name="ce9">
            <text:p>3 27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814" table:style-name="ce9">
            <text:p>4 8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774" table:style-name="ce9">
            <text:p>3 77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685" table:style-name="ce9">
            <text:p>1 68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136" table:style-name="ce9">
            <text:p>1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9507" table:style-name="ce9">
            <text:p>9 50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543" table:style-name="ce9">
            <text:p>4 5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9053" table:style-name="ce9">
            <text:p>9 05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3998" table:style-name="ce9">
            <text:p>3 9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3" table:style-name="ce9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5635" table:style-name="ce9">
            <text:p>5 6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2471" table:style-name="ce9">
            <text:p>2 47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7025" table:style-name="ce9">
            <text:p>7 0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113" table:style-name="ce9">
            <text:p>1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875" table:style-name="ce9">
            <text:p>4 87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63" table:style-name="ce9">
            <text:p>3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63" table:style-name="ce9">
            <text:p>6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534" table:style-name="ce9">
            <text:p>53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744" table:style-name="ce9">
            <text:p>7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5953" table:style-name="ce9">
            <text:p>5 95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2267" table:style-name="ce9">
            <text:p>2 2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19" table:style-name="ce9">
            <text:p>1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151" table:style-name="ce9">
            <text:p>1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323" table:style-name="ce9">
            <text:p>3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1754" table:style-name="ce9">
            <text:p>11 7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193" table:style-name="ce9">
            <text:p>19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7151" table:style-name="ce9">
            <text:p>7 1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7602" table:style-name="ce9">
            <text:p>7 6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818" table:style-name="ce9">
            <text:p>4 8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988" table:style-name="ce9">
            <text:p>2 9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879" table:style-name="ce9">
            <text:p>1 87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2113" table:style-name="ce9">
            <text:p>22 1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960" table:style-name="ce9">
            <text:p>96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156" table:style-name="ce9">
            <text:p>2 1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444" table:style-name="ce9">
            <text:p>4 4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922" table:style-name="ce9">
            <text:p>3 9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367" table:style-name="ce9">
            <text:p>2 3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389" table:style-name="ce9">
            <text:p>8 38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02" table:style-name="ce9">
            <text:p>4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30" table:style-name="ce9">
            <text:p>4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797" table:style-name="ce9">
            <text:p>1 79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717" table:style-name="ce9">
            <text:p>2 7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18" table:style-name="ce9">
            <text:p>3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3585" table:style-name="ce9">
            <text:p>13 58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306" table:style-name="ce9">
            <text:p>1 30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415" table:style-name="ce9">
            <text:p>1 4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934" table:style-name="ce9">
            <text:p>4 93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770" table:style-name="ce9">
            <text:p>5 77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983" table:style-name="ce9">
            <text:p>9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7939" table:style-name="ce9">
            <text:p>7 93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30" table:style-name="ce9">
            <text:p>2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64" table:style-name="ce9">
            <text:p>4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420" table:style-name="ce9">
            <text:p>2 4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547" table:style-name="ce9">
            <text:p>1 5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70" table:style-name="ce9">
            <text:p>57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40" table:style-name="ce9">
            <text:p>5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70" table:style-name="ce9">
            <text:p>7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56" table:style-name="ce9">
            <text:p>1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13" table:style-name="ce9">
            <text:p>1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6479" table:style-name="ce9">
            <text:p>16 47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79" table:style-name="ce9">
            <text:p>57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48" table:style-name="ce9">
            <text:p>1 04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792" table:style-name="ce9">
            <text:p>4 79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6131" table:style-name="ce9">
            <text:p>6 1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22" table:style-name="ce9">
            <text:p>1 0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707" table:style-name="ce9">
            <text:p>70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2" table:style-name="ce9">
            <text:p>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1" table:style-name="ce9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9" table:style-name="ce9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99" table:style-name="ce9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8" table:style-name="ce9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9663" table:style-name="ce9">
            <text:p>9 6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76" table:style-name="ce9">
            <text:p>27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85" table:style-name="ce9">
            <text:p>1 08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159" table:style-name="ce9">
            <text:p>2 1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859" table:style-name="ce9">
            <text:p>3 8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38" table:style-name="ce9">
            <text:p>1 0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1988" table:style-name="ce9">
            <text:p>21 9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77" table:style-name="ce9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136" table:style-name="ce9">
            <text:p>2 1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014" table:style-name="ce9">
            <text:p>4 0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897" table:style-name="ce9">
            <text:p>2 89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271" table:style-name="ce9">
            <text:p>3 27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52" table:style-name="ce9">
            <text:p>1 0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8" table:style-name="ce9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689" table:style-name="ce9">
            <text:p>68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2" table:style-name="ce9">
            <text:p>1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62" table:style-name="ce9">
            <text:p>36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1" table:style-name="ce9">
            <text:p>8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54" table:style-name="ce9">
            <text:p>8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2" table:style-name="ce9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7" table:style-name="ce9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7466" table:style-name="ce9">
            <text:p>7 4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51" table:style-name="ce9">
            <text:p>4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652" table:style-name="ce9">
            <text:p>6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346" table:style-name="ce9">
            <text:p>2 34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295" table:style-name="ce9">
            <text:p>4 29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703" table:style-name="ce9">
            <text:p>70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6007" table:style-name="ce9">
            <text:p>16 00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931" table:style-name="ce9">
            <text:p>9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256" table:style-name="ce9">
            <text:p>2 2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672" table:style-name="ce9">
            <text:p>8 6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938" table:style-name="ce9">
            <text:p>5 9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943" table:style-name="ce9">
            <text:p>1 9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5816" table:style-name="ce9">
            <text:p>15 8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50" table:style-name="ce9">
            <text:p>55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167" table:style-name="ce9">
            <text:p>1 1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802" table:style-name="ce9">
            <text:p>4 8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010" table:style-name="ce9">
            <text:p>5 01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351" table:style-name="ce9">
            <text:p>1 3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2066" table:style-name="ce9">
            <text:p>12 0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59" table:style-name="ce9">
            <text:p>4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687" table:style-name="ce9">
            <text:p>1 6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7192" table:style-name="ce9">
            <text:p>7 19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286" table:style-name="ce9">
            <text:p>3 28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579" table:style-name="ce9">
            <text:p>1 57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099" table:style-name="ce9">
            <text:p>10 0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47" table:style-name="ce9">
            <text:p>1 0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576" table:style-name="ce9">
            <text:p>1 57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729" table:style-name="ce9">
            <text:p>1 7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569" table:style-name="ce9">
            <text:p>56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1254" table:style-name="ce9">
            <text:p>21 2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7" table:style-name="ce9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8" table:style-name="ce9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935" table:style-name="ce9">
            <text:p>9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38" table:style-name="ce9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098" table:style-name="ce9">
            <text:p>2 0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52" table:style-name="ce9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353" table:style-name="ce9">
            <text:p>4 35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02" table:style-name="ce9">
            <text:p>1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742" table:style-name="ce9">
            <text:p>3 7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37" table:style-name="ce9">
            <text:p>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290" table:style-name="ce9">
            <text:p>2 29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088" table:style-name="ce9">
            <text:p>8 0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87" table:style-name="ce9">
            <text:p>3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09" table:style-name="ce9">
            <text:p>40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46" table:style-name="ce9">
            <text:p>4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732" table:style-name="ce9">
            <text:p>1 7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81" table:style-name="ce9">
            <text:p>8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621" table:style-name="ce9">
            <text:p>2 6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10" table:style-name="ce9">
            <text:p>31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382" table:style-name="ce9">
            <text:p>3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2911" table:style-name="ce9">
            <text:p>12 9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300" table:style-name="ce9">
            <text:p>1 30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43" table:style-name="ce9">
            <text:p>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364" table:style-name="ce9">
            <text:p>1 3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82" table:style-name="ce9">
            <text:p>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795" table:style-name="ce9">
            <text:p>4 79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89" table:style-name="ce9">
            <text:p>8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641" table:style-name="ce9">
            <text:p>5 64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8" table:style-name="ce9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950" table:style-name="ce9">
            <text:p>95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56" table:style-name="ce9">
            <text:p>1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7659" table:style-name="ce9">
            <text:p>7 6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25" table:style-name="ce9">
            <text:p>2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59" table:style-name="ce9">
            <text:p>4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4" table:style-name="ce9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44" table:style-name="ce9">
            <text:p>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362" table:style-name="ce9">
            <text:p>2 36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35" table:style-name="ce9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500" table:style-name="ce9">
            <text:p>1 50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8" table:style-name="ce9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6" table:style-name="ce9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56" table:style-name="ce9">
            <text:p>5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5843" table:style-name="ce9">
            <text:p>15 8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62" table:style-name="ce9">
            <text:p>56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963" table:style-name="ce9">
            <text:p>9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55" table:style-name="ce9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36" table:style-name="ce9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701" table:style-name="ce9">
            <text:p>4 7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17" table:style-name="ce9">
            <text:p>1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918" table:style-name="ce9">
            <text:p>5 9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99" table:style-name="ce9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6" table:style-name="ce9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907" table:style-name="ce9">
            <text:p>90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1" table:style-name="ce9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9" table:style-name="ce9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9" table:style-name="ce9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8" table:style-name="ce9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39" table:style-name="ce9">
            <text:p>23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9272" table:style-name="ce9">
            <text:p>9 2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72" table:style-name="ce9">
            <text:p>2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065" table:style-name="ce9">
            <text:p>1 06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2" table:style-name="ce9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30" table:style-name="ce9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107" table:style-name="ce9">
            <text:p>2 10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21" table:style-name="ce9">
            <text:p>1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656" table:style-name="ce9">
            <text:p>3 6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9" table:style-name="ce9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006" table:style-name="ce9">
            <text:p>1 00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383" table:style-name="ce9">
            <text:p>3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473" table:style-name="ce9">
            <text:p>47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0982" table:style-name="ce9">
            <text:p>20 9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150" table:style-name="ce9">
            <text:p>15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78" table:style-name="ce9">
            <text:p>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69" table:style-name="ce9">
            <text:p>6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887" table:style-name="ce9">
            <text:p>3 8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43" table:style-name="ce9">
            <text:p>1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710" table:style-name="ce9">
            <text:p>2 71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26" table:style-name="ce9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202" table:style-name="ce9">
            <text:p>3 2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8" table:style-name="ce9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026" table:style-name="ce9">
            <text:p>1 0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8" table:style-name="ce9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657" table:style-name="ce9">
            <text:p>65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01" table:style-name="ce9">
            <text:p>1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57" table:style-name="ce9">
            <text:p>35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44" table:style-name="ce9">
            <text:p>8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7" table:style-name="ce9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7158" table:style-name="ce9">
            <text:p>7 15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43" table:style-name="ce9">
            <text:p>4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633" table:style-name="ce9">
            <text:p>63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39" table:style-name="ce9">
            <text:p>3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281" table:style-name="ce9">
            <text:p>2 28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54" table:style-name="ce9">
            <text:p>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56" table:style-name="ce9">
            <text:p>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185" table:style-name="ce9">
            <text:p>4 18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2" table:style-name="ce9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3" table:style-name="ce9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678" table:style-name="ce9">
            <text:p>6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70" table:style-name="ce9">
            <text:p>27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5462" table:style-name="ce9">
            <text:p>15 46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83" table:style-name="ce9">
            <text:p>8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76" table:style-name="ce9">
            <text:p>7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6" table:style-name="ce9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174" table:style-name="ce9">
            <text:p>2 17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19" table:style-name="ce9">
            <text:p>1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440" table:style-name="ce9">
            <text:p>8 4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88" table:style-name="ce9">
            <text:p>2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530" table:style-name="ce9">
            <text:p>5 5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37" table:style-name="ce9">
            <text:p>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6" table:style-name="ce9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878" table:style-name="ce9">
            <text:p>1 8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12" table:style-name="ce9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5328" table:style-name="ce9">
            <text:p>15 3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35" table:style-name="ce9">
            <text:p>5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38" table:style-name="ce9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122" table:style-name="ce9">
            <text:p>1 1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73" table:style-name="ce9">
            <text:p>7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672" table:style-name="ce9">
            <text:p>4 6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54" table:style-name="ce9">
            <text:p>1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80" table:style-name="ce9">
            <text:p>8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764" table:style-name="ce9">
            <text:p>4 7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12" table:style-name="ce9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327" table:style-name="ce9">
            <text:p>1 32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329" table:style-name="ce9">
            <text:p>3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1561" table:style-name="ce9">
            <text:p>11 56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47" table:style-name="ce9">
            <text:p>4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660" table:style-name="ce9">
            <text:p>1 66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17" table:style-name="ce9">
            <text:p>1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7001" table:style-name="ce9">
            <text:p>7 0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69" table:style-name="ce9">
            <text:p>6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32" table:style-name="ce9">
            <text:p>1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085" table:style-name="ce9">
            <text:p>3 08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7" table:style-name="ce9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34" table:style-name="ce9">
            <text:p>3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518" table:style-name="ce9">
            <text:p>1 5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31" table:style-name="ce9">
            <text:p>2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9737" table:style-name="ce9">
            <text:p>9 7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32" table:style-name="ce9">
            <text:p>1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018" table:style-name="ce9">
            <text:p>1 0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553" table:style-name="ce9">
            <text:p>1 55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52" table:style-name="ce9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631" table:style-name="ce9">
            <text:p>1 6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33" table:style-name="ce9">
            <text:p>53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8777" table:style-name="ce9">
            <text:p>8 77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3336" table:style-name="ce9">
            <text:p>13 3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26" table:style-name="ce9">
            <text:p>6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34" table:style-name="ce9">
            <text:p>33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120" table:style-name="ce9">
            <text:p>1 1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036" table:style-name="ce9">
            <text:p>1 0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977" table:style-name="ce9">
            <text:p>2 97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467" table:style-name="ce9">
            <text:p>1 4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813" table:style-name="ce9">
            <text:p>2 8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109" table:style-name="ce9">
            <text:p>1 10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317" table:style-name="ce9">
            <text:p>1 3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050" table:style-name="ce9">
            <text:p>1 05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402" table:style-name="ce9">
            <text:p>3 4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987" table:style-name="ce9">
            <text:p>4 9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95" table:style-name="ce9">
            <text:p>29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07" table:style-name="ce9">
            <text:p>10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50" table:style-name="ce9">
            <text:p>25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80" table:style-name="ce9">
            <text:p>18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306" table:style-name="ce9">
            <text:p>1 30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91" table:style-name="ce9">
            <text:p>49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868" table:style-name="ce9">
            <text:p>1 8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849" table:style-name="ce9">
            <text:p>84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11" table:style-name="ce9">
            <text:p>2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07" table:style-name="ce9">
            <text:p>10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5827" table:style-name="ce9">
            <text:p>5 82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7758" table:style-name="ce9">
            <text:p>7 75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002" table:style-name="ce9">
            <text:p>1 0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04" table:style-name="ce9">
            <text:p>30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763" table:style-name="ce9">
            <text:p>7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52" table:style-name="ce9">
            <text:p>6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104" table:style-name="ce9">
            <text:p>3 10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830" table:style-name="ce9">
            <text:p>1 8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191" table:style-name="ce9">
            <text:p>4 19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579" table:style-name="ce9">
            <text:p>1 57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78" table:style-name="ce9">
            <text:p>6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05" table:style-name="ce9">
            <text:p>30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637" table:style-name="ce9">
            <text:p>1 6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783" table:style-name="ce9">
            <text:p>7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181" table:style-name="ce9">
            <text:p>1 18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66" table:style-name="ce9">
            <text:p>3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95" table:style-name="ce9">
            <text:p>29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75" table:style-name="ce9">
            <text:p>27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26" table:style-name="ce9">
            <text:p>2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14" table:style-name="ce9">
            <text:p>3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81" table:style-name="ce9">
            <text:p>8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2" table:style-name="ce9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8" table:style-name="ce9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508" table:style-name="ce9">
            <text:p>6 50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9971" table:style-name="ce9">
            <text:p>9 97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93" table:style-name="ce9">
            <text:p>39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86" table:style-name="ce9">
            <text:p>18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90" table:style-name="ce9">
            <text:p>49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58" table:style-name="ce9">
            <text:p>55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361" table:style-name="ce9">
            <text:p>3 36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431" table:style-name="ce9">
            <text:p>1 4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592" table:style-name="ce9">
            <text:p>4 59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539" table:style-name="ce9">
            <text:p>1 53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584" table:style-name="ce9">
            <text:p>58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38" table:style-name="ce9">
            <text:p>4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3" table:style-name="ce9">
            <text:p>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9" table:style-name="ce9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3" table:style-name="ce9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8" table:style-name="ce9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7" table:style-name="ce9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1" table:style-name="ce9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152" table:style-name="ce9">
            <text:p>4 1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511" table:style-name="ce9">
            <text:p>5 5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33" table:style-name="ce9">
            <text:p>23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3" table:style-name="ce9">
            <text:p>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521" table:style-name="ce9">
            <text:p>5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64" table:style-name="ce9">
            <text:p>5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499" table:style-name="ce9">
            <text:p>1 4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60" table:style-name="ce9">
            <text:p>66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000" table:style-name="ce9">
            <text:p>3 00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859" table:style-name="ce9">
            <text:p>8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583" table:style-name="ce9">
            <text:p>5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55" table:style-name="ce9">
            <text:p>45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8985" table:style-name="ce9">
            <text:p>8 98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3003" table:style-name="ce9">
            <text:p>13 00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5" table:style-name="ce9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2" table:style-name="ce9">
            <text:p>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003" table:style-name="ce9">
            <text:p>1 00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133" table:style-name="ce9">
            <text:p>1 13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048" table:style-name="ce9">
            <text:p>2 04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966" table:style-name="ce9">
            <text:p>1 9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483" table:style-name="ce9">
            <text:p>2 4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14" table:style-name="ce9">
            <text:p>4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752" table:style-name="ce9">
            <text:p>1 7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519" table:style-name="ce9">
            <text:p>1 5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76" table:style-name="ce9">
            <text:p>37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76" table:style-name="ce9">
            <text:p>67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79" table:style-name="ce9">
            <text:p>7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10" table:style-name="ce9">
            <text:p>61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94" table:style-name="ce9">
            <text:p>29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8" table:style-name="ce9">
            <text:p>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71" table:style-name="ce9">
            <text:p>27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83" table:style-name="ce9">
            <text:p>5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7" table:style-name="ce9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909" table:style-name="ce9">
            <text:p>2 90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557" table:style-name="ce9">
            <text:p>4 55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11" table:style-name="ce9">
            <text:p>3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40" table:style-name="ce9">
            <text:p>1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10" table:style-name="ce9">
            <text:p>41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42" table:style-name="ce9">
            <text:p>2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451" table:style-name="ce9">
            <text:p>1 4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895" table:style-name="ce9">
            <text:p>89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497" table:style-name="ce9">
            <text:p>3 49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798" table:style-name="ce9">
            <text:p>7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35" table:style-name="ce9">
            <text:p>4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68" table:style-name="ce9">
            <text:p>2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644" table:style-name="ce9">
            <text:p>6 6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9363" table:style-name="ce9">
            <text:p>9 3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90" table:style-name="ce9">
            <text:p>69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41" table:style-name="ce9">
            <text:p>24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367" table:style-name="ce9">
            <text:p>1 3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889" table:style-name="ce9">
            <text:p>88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935" table:style-name="ce9">
            <text:p>4 9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737" table:style-name="ce9">
            <text:p>3 7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360" table:style-name="ce9">
            <text:p>4 36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578" table:style-name="ce9">
            <text:p>1 5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968" table:style-name="ce9">
            <text:p>9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975" table:style-name="ce9">
            <text:p>97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622" table:style-name="ce9">
            <text:p>6 6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9194" table:style-name="ce9">
            <text:p>9 19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89" table:style-name="ce9">
            <text:p>38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61" table:style-name="ce9">
            <text:p>16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516" table:style-name="ce9">
            <text:p>5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51" table:style-name="ce9">
            <text:p>6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802" table:style-name="ce9">
            <text:p>2 8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000" table:style-name="ce9">
            <text:p>2 00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458" table:style-name="ce9">
            <text:p>3 45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552" table:style-name="ce9">
            <text:p>1 5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708" table:style-name="ce9">
            <text:p>70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43" table:style-name="ce9">
            <text:p>6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5234" table:style-name="ce9">
            <text:p>5 23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832" table:style-name="ce9">
            <text:p>6 8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464" table:style-name="ce9">
            <text:p>4 4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728" table:style-name="ce9">
            <text:p>2 7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470" table:style-name="ce9">
            <text:p>2 47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816" table:style-name="ce9">
            <text:p>8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243" table:style-name="ce9">
            <text:p>4 2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856" table:style-name="ce9">
            <text:p>5 8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98" table:style-name="ce9">
            <text:p>4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49" table:style-name="ce9">
            <text:p>54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012" table:style-name="ce9">
            <text:p>1 0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64" table:style-name="ce9">
            <text:p>5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174" table:style-name="ce9">
            <text:p>1 17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55" table:style-name="ce9">
            <text:p>55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8396" table:style-name="ce9">
            <text:p>8 39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2858" table:style-name="ce9">
            <text:p>12 85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611" table:style-name="ce9">
            <text:p>6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324" table:style-name="ce9">
            <text:p>32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7" table:style-name="ce9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8" table:style-name="ce9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095" table:style-name="ce9">
            <text:p>1 09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21" table:style-name="ce9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003" table:style-name="ce9">
            <text:p>1 00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9" table:style-name="ce9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30" table:style-name="ce9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928" table:style-name="ce9">
            <text:p>2 9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22" table:style-name="ce9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425" table:style-name="ce9">
            <text:p>1 4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66" table:style-name="ce9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65" table:style-name="ce9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682" table:style-name="ce9">
            <text:p>2 6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36" table:style-name="ce9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060" table:style-name="ce9">
            <text:p>1 06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261" table:style-name="ce9">
            <text:p>1 26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029" table:style-name="ce9">
            <text:p>1 0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274" table:style-name="ce9">
            <text:p>3 27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814" table:style-name="ce9">
            <text:p>4 8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254" table:style-name="ce9">
            <text:p>1 2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78" table:style-name="ce9">
            <text:p>4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62" table:style-name="ce9">
            <text:p>6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799" table:style-name="ce9">
            <text:p>1 7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8" table:style-name="ce9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19" table:style-name="ce9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822" table:style-name="ce9">
            <text:p>8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5543" table:style-name="ce9">
            <text:p>5 5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7368" table:style-name="ce9">
            <text:p>7 3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743" table:style-name="ce9">
            <text:p>7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28" table:style-name="ce9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21" table:style-name="ce9">
            <text:p>6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023" table:style-name="ce9">
            <text:p>3 0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772" table:style-name="ce9">
            <text:p>1 7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74" table:style-name="ce9">
            <text:p>7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4094" table:style-name="ce9">
            <text:p>4 09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547" table:style-name="ce9">
            <text:p>1 5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29" table:style-name="ce9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601" table:style-name="ce9">
            <text:p>1 6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761" table:style-name="ce9">
            <text:p>76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151" table:style-name="ce9">
            <text:p>1 1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349" table:style-name="ce9">
            <text:p>34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86" table:style-name="ce9">
            <text:p>28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270" table:style-name="ce9">
            <text:p>27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5" table:style-name="ce9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6258" table:style-name="ce9">
            <text:p>6 25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9585" table:style-name="ce9">
            <text:p>9 58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80" table:style-name="ce9">
            <text:p>38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82" table:style-name="ce9">
            <text:p>1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434" table:style-name="ce9">
            <text:p>43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529" table:style-name="ce9">
            <text:p>5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35" table:style-name="ce9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25" table:style-name="ce9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301" table:style-name="ce9">
            <text:p>3 3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20" table:style-name="ce9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11" table:style-name="ce9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400" table:style-name="ce9">
            <text:p>1 40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92" table:style-name="ce9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4436" table:style-name="ce9">
            <text:p>4 4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32" table:style-name="ce9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25" table:style-name="ce9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482" table:style-name="ce9">
            <text:p>1 4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502" table:style-name="ce9">
            <text:p>5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05" table:style-name="ce9">
            <text:p>40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3" table:style-name="ce9">
            <text:p>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3" table:style-name="ce9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8" table:style-name="ce9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7" table:style-name="ce9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1" table:style-name="ce9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987" table:style-name="ce9">
            <text:p>3 9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5285" table:style-name="ce9">
            <text:p>5 28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29" table:style-name="ce9">
            <text:p>2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3" table:style-name="ce9">
            <text:p>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508" table:style-name="ce9">
            <text:p>50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557" table:style-name="ce9">
            <text:p>55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464" table:style-name="ce9">
            <text:p>1 4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43" table:style-name="ce9">
            <text:p>6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67" table:style-name="ce9">
            <text:p>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868" table:style-name="ce9">
            <text:p>2 8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54" table:style-name="ce9">
            <text:p>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788" table:style-name="ce9">
            <text:p>7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0" table:style-name="ce9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566" table:style-name="ce9">
            <text:p>5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9" table:style-name="ce9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40" table:style-name="ce9">
            <text:p>4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226" table:style-name="ce9">
            <text:p>2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8532" table:style-name="ce9">
            <text:p>8 5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247" table:style-name="ce9">
            <text:p>2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2450" table:style-name="ce9">
            <text:p>12 45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42" table:style-name="ce9">
            <text:p>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36" table:style-name="ce9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078" table:style-name="ce9">
            <text:p>1 0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20" table:style-name="ce9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011" table:style-name="ce9">
            <text:p>2 0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49" table:style-name="ce9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876" table:style-name="ce9">
            <text:p>1 87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712" table:style-name="ce9">
            <text:p>1 7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490" table:style-name="ce9">
            <text:p>1 49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63" table:style-name="ce9">
            <text:p>3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63" table:style-name="ce9">
            <text:p>6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74" table:style-name="ce9">
            <text:p>7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583" table:style-name="ce9">
            <text:p>5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7" table:style-name="ce9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766" table:style-name="ce9">
            <text:p>2 7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392" table:style-name="ce9">
            <text:p>4 39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414" table:style-name="ce9">
            <text:p>1 4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867" table:style-name="ce9">
            <text:p>8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48" table:style-name="ce9">
            <text:p>4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39" table:style-name="ce9">
            <text:p>3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410" table:style-name="ce9">
            <text:p>3 41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6" table:style-name="ce9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17" table:style-name="ce9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775" table:style-name="ce9">
            <text:p>77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419" table:style-name="ce9">
            <text:p>4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259" table:style-name="ce9">
            <text:p>2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19" table:style-name="ce9">
            <text:p>1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6406" table:style-name="ce9">
            <text:p>6 40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151" table:style-name="ce9">
            <text:p>1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9056" table:style-name="ce9">
            <text:p>9 0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653" table:style-name="ce9">
            <text:p>65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230" table:style-name="ce9">
            <text:p>2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332" table:style-name="ce9">
            <text:p>1 3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842" table:style-name="ce9">
            <text:p>8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4789" table:style-name="ce9">
            <text:p>4 78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3651" table:style-name="ce9">
            <text:p>3 6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222" table:style-name="ce9">
            <text:p>2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99" table:style-name="ce9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4039" table:style-name="ce9">
            <text:p>4 03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66" table:style-name="ce9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491" table:style-name="ce9">
            <text:p>1 49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941" table:style-name="ce9">
            <text:p>94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937" table:style-name="ce9">
            <text:p>9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6414" table:style-name="ce9">
            <text:p>6 4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8914" table:style-name="ce9">
            <text:p>8 9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502" table:style-name="ce9">
            <text:p>5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20" table:style-name="ce9">
            <text:p>6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41" table:style-name="ce9">
            <text:p>4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730" table:style-name="ce9">
            <text:p>2 7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32" table:style-name="ce9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942" table:style-name="ce9">
            <text:p>1 9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86" table:style-name="ce9">
            <text:p>8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298" table:style-name="ce9">
            <text:p>3 2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68" table:style-name="ce9">
            <text:p>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466" table:style-name="ce9">
            <text:p>1 4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5004" table:style-name="ce9">
            <text:p>5 00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557" table:style-name="ce9">
            <text:p>6 55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58" table:style-name="ce9">
            <text:p>5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4363" table:style-name="ce9">
            <text:p>4 3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59" table:style-name="ce9">
            <text:p>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2638" table:style-name="ce9">
            <text:p>2 6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52" table:style-name="ce9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125" table:style-name="ce9">
            <text:p>1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293" table:style-name="ce9">
            <text:p>2 29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17" table:style-name="ce9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792" table:style-name="ce9">
            <text:p>79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4082" table:style-name="ce9">
            <text:p>4 0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5655" table:style-name="ce9">
            <text:p>5 65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999" table:style-name="ce9">
            <text:p>9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554" table:style-name="ce9">
            <text:p>5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28" table:style-name="ce9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35" table:style-name="ce9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111" table:style-name="ce9">
            <text:p>1 1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24" table:style-name="ce9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520" table:style-name="ce9">
            <text:p>5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21" table:style-name="ce9">
            <text:p>3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212" table:style-name="ce9">
            <text:p>2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960" table:style-name="ce9">
            <text:p>96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156" table:style-name="ce9">
            <text:p>2 1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444" table:style-name="ce9">
            <text:p>4 4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922" table:style-name="ce9">
            <text:p>3 9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367" table:style-name="ce9">
            <text:p>2 3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389" table:style-name="ce9">
            <text:p>8 38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02" table:style-name="ce9">
            <text:p>4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30" table:style-name="ce9">
            <text:p>4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797" table:style-name="ce9">
            <text:p>1 79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717" table:style-name="ce9">
            <text:p>2 7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18" table:style-name="ce9">
            <text:p>3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2" table:style-name="ce9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3573" table:style-name="ce9">
            <text:p>13 57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306" table:style-name="ce9">
            <text:p>1 30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415" table:style-name="ce9">
            <text:p>1 4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934" table:style-name="ce9">
            <text:p>4 93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770" table:style-name="ce9">
            <text:p>5 77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983" table:style-name="ce9">
            <text:p>9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30" table:style-name="ce9">
            <text:p>2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64" table:style-name="ce9">
            <text:p>4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420" table:style-name="ce9">
            <text:p>2 4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547" table:style-name="ce9">
            <text:p>1 5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70" table:style-name="ce9">
            <text:p>57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40" table:style-name="ce9">
            <text:p>5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70" table:style-name="ce9">
            <text:p>7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56" table:style-name="ce9">
            <text:p>1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13" table:style-name="ce9">
            <text:p>1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79" table:style-name="ce9">
            <text:p>57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48" table:style-name="ce9">
            <text:p>1 04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792" table:style-name="ce9">
            <text:p>4 79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6131" table:style-name="ce9">
            <text:p>6 1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22" table:style-name="ce9">
            <text:p>1 0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707" table:style-name="ce9">
            <text:p>70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2" table:style-name="ce9">
            <text:p>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1" table:style-name="ce9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9" table:style-name="ce9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99" table:style-name="ce9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8" table:style-name="ce9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76" table:style-name="ce9">
            <text:p>27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85" table:style-name="ce9">
            <text:p>1 08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159" table:style-name="ce9">
            <text:p>2 1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859" table:style-name="ce9">
            <text:p>3 8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38" table:style-name="ce9">
            <text:p>1 0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77" table:style-name="ce9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136" table:style-name="ce9">
            <text:p>2 1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014" table:style-name="ce9">
            <text:p>4 0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897" table:style-name="ce9">
            <text:p>2 89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271" table:style-name="ce9">
            <text:p>3 27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52" table:style-name="ce9">
            <text:p>1 0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8" table:style-name="ce9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689" table:style-name="ce9">
            <text:p>68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2" table:style-name="ce9">
            <text:p>1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62" table:style-name="ce9">
            <text:p>36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1" table:style-name="ce9">
            <text:p>8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54" table:style-name="ce9">
            <text:p>8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2" table:style-name="ce9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7" table:style-name="ce9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51" table:style-name="ce9">
            <text:p>4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652" table:style-name="ce9">
            <text:p>6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346" table:style-name="ce9">
            <text:p>2 34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295" table:style-name="ce9">
            <text:p>4 29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703" table:style-name="ce9">
            <text:p>70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931" table:style-name="ce9">
            <text:p>9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256" table:style-name="ce9">
            <text:p>2 2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672" table:style-name="ce9">
            <text:p>8 6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938" table:style-name="ce9">
            <text:p>5 9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943" table:style-name="ce9">
            <text:p>1 9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50" table:style-name="ce9">
            <text:p>55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167" table:style-name="ce9">
            <text:p>1 1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802" table:style-name="ce9">
            <text:p>4 8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010" table:style-name="ce9">
            <text:p>5 01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351" table:style-name="ce9">
            <text:p>1 3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78" table:style-name="ce9">
            <text:p>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1988" table:style-name="ce9">
            <text:p>11 9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59" table:style-name="ce9">
            <text:p>4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687" table:style-name="ce9">
            <text:p>1 6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7192" table:style-name="ce9">
            <text:p>7 19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286" table:style-name="ce9">
            <text:p>3 28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579" table:style-name="ce9">
            <text:p>1 57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6" table:style-name="ce9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083" table:style-name="ce9">
            <text:p>10 0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47" table:style-name="ce9">
            <text:p>1 0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576" table:style-name="ce9">
            <text:p>1 57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729" table:style-name="ce9">
            <text:p>1 7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7" table:style-name="ce9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8" table:style-name="ce9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935" table:style-name="ce9">
            <text:p>9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38" table:style-name="ce9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098" table:style-name="ce9">
            <text:p>2 0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52" table:style-name="ce9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353" table:style-name="ce9">
            <text:p>4 35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02" table:style-name="ce9">
            <text:p>1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742" table:style-name="ce9">
            <text:p>3 7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37" table:style-name="ce9">
            <text:p>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290" table:style-name="ce9">
            <text:p>2 29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088" table:style-name="ce9">
            <text:p>8 0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87" table:style-name="ce9">
            <text:p>3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09" table:style-name="ce9">
            <text:p>40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46" table:style-name="ce9">
            <text:p>4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732" table:style-name="ce9">
            <text:p>1 7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81" table:style-name="ce9">
            <text:p>8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621" table:style-name="ce9">
            <text:p>2 6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10" table:style-name="ce9">
            <text:p>31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2" table:style-name="ce9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382" table:style-name="ce9">
            <text:p>3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2899" table:style-name="ce9">
            <text:p>12 8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300" table:style-name="ce9">
            <text:p>1 30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43" table:style-name="ce9">
            <text:p>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364" table:style-name="ce9">
            <text:p>1 3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82" table:style-name="ce9">
            <text:p>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795" table:style-name="ce9">
            <text:p>4 79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89" table:style-name="ce9">
            <text:p>8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641" table:style-name="ce9">
            <text:p>5 64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8" table:style-name="ce9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950" table:style-name="ce9">
            <text:p>95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56" table:style-name="ce9">
            <text:p>1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25" table:style-name="ce9">
            <text:p>2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59" table:style-name="ce9">
            <text:p>4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4" table:style-name="ce9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44" table:style-name="ce9">
            <text:p>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362" table:style-name="ce9">
            <text:p>2 36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35" table:style-name="ce9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500" table:style-name="ce9">
            <text:p>1 50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8" table:style-name="ce9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6" table:style-name="ce9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56" table:style-name="ce9">
            <text:p>5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62" table:style-name="ce9">
            <text:p>56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963" table:style-name="ce9">
            <text:p>9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55" table:style-name="ce9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36" table:style-name="ce9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701" table:style-name="ce9">
            <text:p>4 7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17" table:style-name="ce9">
            <text:p>1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918" table:style-name="ce9">
            <text:p>5 9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99" table:style-name="ce9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6" table:style-name="ce9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907" table:style-name="ce9">
            <text:p>90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1" table:style-name="ce9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9" table:style-name="ce9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9" table:style-name="ce9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8" table:style-name="ce9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72" table:style-name="ce9">
            <text:p>2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065" table:style-name="ce9">
            <text:p>1 06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2" table:style-name="ce9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30" table:style-name="ce9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107" table:style-name="ce9">
            <text:p>2 10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21" table:style-name="ce9">
            <text:p>1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656" table:style-name="ce9">
            <text:p>3 6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9" table:style-name="ce9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006" table:style-name="ce9">
            <text:p>1 00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78" table:style-name="ce9">
            <text:p>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69" table:style-name="ce9">
            <text:p>6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887" table:style-name="ce9">
            <text:p>3 8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43" table:style-name="ce9">
            <text:p>1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710" table:style-name="ce9">
            <text:p>2 71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26" table:style-name="ce9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202" table:style-name="ce9">
            <text:p>3 2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8" table:style-name="ce9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026" table:style-name="ce9">
            <text:p>1 0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8" table:style-name="ce9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657" table:style-name="ce9">
            <text:p>65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01" table:style-name="ce9">
            <text:p>1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57" table:style-name="ce9">
            <text:p>35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44" table:style-name="ce9">
            <text:p>8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7" table:style-name="ce9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43" table:style-name="ce9">
            <text:p>4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633" table:style-name="ce9">
            <text:p>63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39" table:style-name="ce9">
            <text:p>3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281" table:style-name="ce9">
            <text:p>2 28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54" table:style-name="ce9">
            <text:p>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56" table:style-name="ce9">
            <text:p>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185" table:style-name="ce9">
            <text:p>4 18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2" table:style-name="ce9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3" table:style-name="ce9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678" table:style-name="ce9">
            <text:p>6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70" table:style-name="ce9">
            <text:p>27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83" table:style-name="ce9">
            <text:p>8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76" table:style-name="ce9">
            <text:p>7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6" table:style-name="ce9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174" table:style-name="ce9">
            <text:p>2 17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19" table:style-name="ce9">
            <text:p>1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440" table:style-name="ce9">
            <text:p>8 4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88" table:style-name="ce9">
            <text:p>2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530" table:style-name="ce9">
            <text:p>5 5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37" table:style-name="ce9">
            <text:p>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6" table:style-name="ce9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878" table:style-name="ce9">
            <text:p>1 8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12" table:style-name="ce9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35" table:style-name="ce9">
            <text:p>5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38" table:style-name="ce9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122" table:style-name="ce9">
            <text:p>1 1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73" table:style-name="ce9">
            <text:p>7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672" table:style-name="ce9">
            <text:p>4 6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54" table:style-name="ce9">
            <text:p>1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80" table:style-name="ce9">
            <text:p>8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764" table:style-name="ce9">
            <text:p>4 7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12" table:style-name="ce9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327" table:style-name="ce9">
            <text:p>1 32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47" table:style-name="ce9">
            <text:p>4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660" table:style-name="ce9">
            <text:p>1 66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17" table:style-name="ce9">
            <text:p>1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7001" table:style-name="ce9">
            <text:p>7 0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69" table:style-name="ce9">
            <text:p>6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32" table:style-name="ce9">
            <text:p>1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085" table:style-name="ce9">
            <text:p>3 08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7" table:style-name="ce9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34" table:style-name="ce9">
            <text:p>3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518" table:style-name="ce9">
            <text:p>1 5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6" table:style-name="ce9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31" table:style-name="ce9">
            <text:p>2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9721" table:style-name="ce9">
            <text:p>9 7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32" table:style-name="ce9">
            <text:p>1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018" table:style-name="ce9">
            <text:p>1 0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553" table:style-name="ce9">
            <text:p>1 55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52" table:style-name="ce9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631" table:style-name="ce9">
            <text:p>1 6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33" table:style-name="ce9">
            <text:p>53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26" table:style-name="ce9">
            <text:p>6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34" table:style-name="ce9">
            <text:p>33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120" table:style-name="ce9">
            <text:p>1 1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036" table:style-name="ce9">
            <text:p>1 0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977" table:style-name="ce9">
            <text:p>2 97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467" table:style-name="ce9">
            <text:p>1 4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813" table:style-name="ce9">
            <text:p>2 8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109" table:style-name="ce9">
            <text:p>1 10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317" table:style-name="ce9">
            <text:p>1 3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050" table:style-name="ce9">
            <text:p>1 05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402" table:style-name="ce9">
            <text:p>3 4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987" table:style-name="ce9">
            <text:p>4 9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95" table:style-name="ce9">
            <text:p>29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07" table:style-name="ce9">
            <text:p>10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50" table:style-name="ce9">
            <text:p>25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80" table:style-name="ce9">
            <text:p>18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306" table:style-name="ce9">
            <text:p>1 30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91" table:style-name="ce9">
            <text:p>49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868" table:style-name="ce9">
            <text:p>1 8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849" table:style-name="ce9">
            <text:p>84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11" table:style-name="ce9">
            <text:p>2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07" table:style-name="ce9">
            <text:p>10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002" table:style-name="ce9">
            <text:p>1 0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04" table:style-name="ce9">
            <text:p>30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763" table:style-name="ce9">
            <text:p>7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52" table:style-name="ce9">
            <text:p>6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104" table:style-name="ce9">
            <text:p>3 10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830" table:style-name="ce9">
            <text:p>1 8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191" table:style-name="ce9">
            <text:p>4 19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579" table:style-name="ce9">
            <text:p>1 57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78" table:style-name="ce9">
            <text:p>6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05" table:style-name="ce9">
            <text:p>30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637" table:style-name="ce9">
            <text:p>1 6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783" table:style-name="ce9">
            <text:p>7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181" table:style-name="ce9">
            <text:p>1 18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66" table:style-name="ce9">
            <text:p>3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95" table:style-name="ce9">
            <text:p>29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75" table:style-name="ce9">
            <text:p>27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26" table:style-name="ce9">
            <text:p>2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14" table:style-name="ce9">
            <text:p>3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81" table:style-name="ce9">
            <text:p>8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2" table:style-name="ce9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8" table:style-name="ce9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93" table:style-name="ce9">
            <text:p>39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86" table:style-name="ce9">
            <text:p>18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90" table:style-name="ce9">
            <text:p>49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58" table:style-name="ce9">
            <text:p>55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361" table:style-name="ce9">
            <text:p>3 36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431" table:style-name="ce9">
            <text:p>1 4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592" table:style-name="ce9">
            <text:p>4 59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539" table:style-name="ce9">
            <text:p>1 53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584" table:style-name="ce9">
            <text:p>58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38" table:style-name="ce9">
            <text:p>4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3" table:style-name="ce9">
            <text:p>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9" table:style-name="ce9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3" table:style-name="ce9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8" table:style-name="ce9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7" table:style-name="ce9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1" table:style-name="ce9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33" table:style-name="ce9">
            <text:p>23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3" table:style-name="ce9">
            <text:p>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521" table:style-name="ce9">
            <text:p>5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64" table:style-name="ce9">
            <text:p>5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499" table:style-name="ce9">
            <text:p>1 4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60" table:style-name="ce9">
            <text:p>66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000" table:style-name="ce9">
            <text:p>3 00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859" table:style-name="ce9">
            <text:p>8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583" table:style-name="ce9">
            <text:p>5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55" table:style-name="ce9">
            <text:p>45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5" table:style-name="ce9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2" table:style-name="ce9">
            <text:p>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003" table:style-name="ce9">
            <text:p>1 00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133" table:style-name="ce9">
            <text:p>1 13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048" table:style-name="ce9">
            <text:p>2 04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966" table:style-name="ce9">
            <text:p>1 9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483" table:style-name="ce9">
            <text:p>2 4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14" table:style-name="ce9">
            <text:p>4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752" table:style-name="ce9">
            <text:p>1 7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519" table:style-name="ce9">
            <text:p>1 5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76" table:style-name="ce9">
            <text:p>37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76" table:style-name="ce9">
            <text:p>67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79" table:style-name="ce9">
            <text:p>7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10" table:style-name="ce9">
            <text:p>61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94" table:style-name="ce9">
            <text:p>29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8" table:style-name="ce9">
            <text:p>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71" table:style-name="ce9">
            <text:p>27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83" table:style-name="ce9">
            <text:p>5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7" table:style-name="ce9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11" table:style-name="ce9">
            <text:p>3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40" table:style-name="ce9">
            <text:p>1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10" table:style-name="ce9">
            <text:p>41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42" table:style-name="ce9">
            <text:p>2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451" table:style-name="ce9">
            <text:p>1 4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895" table:style-name="ce9">
            <text:p>89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497" table:style-name="ce9">
            <text:p>3 49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798" table:style-name="ce9">
            <text:p>7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35" table:style-name="ce9">
            <text:p>4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68" table:style-name="ce9">
            <text:p>2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90" table:style-name="ce9">
            <text:p>69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41" table:style-name="ce9">
            <text:p>24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367" table:style-name="ce9">
            <text:p>1 3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889" table:style-name="ce9">
            <text:p>88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935" table:style-name="ce9">
            <text:p>4 9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737" table:style-name="ce9">
            <text:p>3 7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360" table:style-name="ce9">
            <text:p>4 36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578" table:style-name="ce9">
            <text:p>1 5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968" table:style-name="ce9">
            <text:p>9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975" table:style-name="ce9">
            <text:p>97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89" table:style-name="ce9">
            <text:p>38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61" table:style-name="ce9">
            <text:p>16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516" table:style-name="ce9">
            <text:p>5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51" table:style-name="ce9">
            <text:p>6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802" table:style-name="ce9">
            <text:p>2 8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000" table:style-name="ce9">
            <text:p>2 00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458" table:style-name="ce9">
            <text:p>3 45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552" table:style-name="ce9">
            <text:p>1 5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708" table:style-name="ce9">
            <text:p>70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43" table:style-name="ce9">
            <text:p>6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464" table:style-name="ce9">
            <text:p>4 4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728" table:style-name="ce9">
            <text:p>2 7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470" table:style-name="ce9">
            <text:p>2 47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816" table:style-name="ce9">
            <text:p>8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98" table:style-name="ce9">
            <text:p>4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49" table:style-name="ce9">
            <text:p>54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012" table:style-name="ce9">
            <text:p>1 0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64" table:style-name="ce9">
            <text:p>5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174" table:style-name="ce9">
            <text:p>1 17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55" table:style-name="ce9">
            <text:p>55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611" table:style-name="ce9">
            <text:p>6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324" table:style-name="ce9">
            <text:p>32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7" table:style-name="ce9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8" table:style-name="ce9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095" table:style-name="ce9">
            <text:p>1 09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21" table:style-name="ce9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003" table:style-name="ce9">
            <text:p>1 00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9" table:style-name="ce9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30" table:style-name="ce9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928" table:style-name="ce9">
            <text:p>2 9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22" table:style-name="ce9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425" table:style-name="ce9">
            <text:p>1 4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66" table:style-name="ce9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65" table:style-name="ce9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682" table:style-name="ce9">
            <text:p>2 6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36" table:style-name="ce9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060" table:style-name="ce9">
            <text:p>1 06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261" table:style-name="ce9">
            <text:p>1 26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029" table:style-name="ce9">
            <text:p>1 0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274" table:style-name="ce9">
            <text:p>3 27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814" table:style-name="ce9">
            <text:p>4 8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254" table:style-name="ce9">
            <text:p>1 2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78" table:style-name="ce9">
            <text:p>4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62" table:style-name="ce9">
            <text:p>6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799" table:style-name="ce9">
            <text:p>1 7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8" table:style-name="ce9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19" table:style-name="ce9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822" table:style-name="ce9">
            <text:p>8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743" table:style-name="ce9">
            <text:p>7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28" table:style-name="ce9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21" table:style-name="ce9">
            <text:p>6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023" table:style-name="ce9">
            <text:p>3 0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772" table:style-name="ce9">
            <text:p>1 7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74" table:style-name="ce9">
            <text:p>7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4094" table:style-name="ce9">
            <text:p>4 09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547" table:style-name="ce9">
            <text:p>1 5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29" table:style-name="ce9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601" table:style-name="ce9">
            <text:p>1 6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761" table:style-name="ce9">
            <text:p>76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151" table:style-name="ce9">
            <text:p>1 1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349" table:style-name="ce9">
            <text:p>34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86" table:style-name="ce9">
            <text:p>28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270" table:style-name="ce9">
            <text:p>27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5" table:style-name="ce9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80" table:style-name="ce9">
            <text:p>38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82" table:style-name="ce9">
            <text:p>1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434" table:style-name="ce9">
            <text:p>43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529" table:style-name="ce9">
            <text:p>5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35" table:style-name="ce9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25" table:style-name="ce9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301" table:style-name="ce9">
            <text:p>3 3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20" table:style-name="ce9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11" table:style-name="ce9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400" table:style-name="ce9">
            <text:p>1 40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92" table:style-name="ce9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4436" table:style-name="ce9">
            <text:p>4 4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32" table:style-name="ce9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25" table:style-name="ce9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482" table:style-name="ce9">
            <text:p>1 4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502" table:style-name="ce9">
            <text:p>5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05" table:style-name="ce9">
            <text:p>40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3" table:style-name="ce9">
            <text:p>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3" table:style-name="ce9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8" table:style-name="ce9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7" table:style-name="ce9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1" table:style-name="ce9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29" table:style-name="ce9">
            <text:p>2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3" table:style-name="ce9">
            <text:p>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508" table:style-name="ce9">
            <text:p>50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557" table:style-name="ce9">
            <text:p>55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464" table:style-name="ce9">
            <text:p>1 4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43" table:style-name="ce9">
            <text:p>6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67" table:style-name="ce9">
            <text:p>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868" table:style-name="ce9">
            <text:p>2 8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54" table:style-name="ce9">
            <text:p>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788" table:style-name="ce9">
            <text:p>7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0" table:style-name="ce9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566" table:style-name="ce9">
            <text:p>5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9" table:style-name="ce9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40" table:style-name="ce9">
            <text:p>4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42" table:style-name="ce9">
            <text:p>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36" table:style-name="ce9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078" table:style-name="ce9">
            <text:p>1 0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20" table:style-name="ce9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011" table:style-name="ce9">
            <text:p>2 0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49" table:style-name="ce9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876" table:style-name="ce9">
            <text:p>1 87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712" table:style-name="ce9">
            <text:p>1 7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490" table:style-name="ce9">
            <text:p>1 49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63" table:style-name="ce9">
            <text:p>3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63" table:style-name="ce9">
            <text:p>6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74" table:style-name="ce9">
            <text:p>7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583" table:style-name="ce9">
            <text:p>5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7" table:style-name="ce9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414" table:style-name="ce9">
            <text:p>1 4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867" table:style-name="ce9">
            <text:p>8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48" table:style-name="ce9">
            <text:p>4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39" table:style-name="ce9">
            <text:p>3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410" table:style-name="ce9">
            <text:p>3 41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6" table:style-name="ce9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17" table:style-name="ce9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775" table:style-name="ce9">
            <text:p>77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419" table:style-name="ce9">
            <text:p>4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259" table:style-name="ce9">
            <text:p>2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19" table:style-name="ce9">
            <text:p>1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151" table:style-name="ce9">
            <text:p>1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653" table:style-name="ce9">
            <text:p>65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230" table:style-name="ce9">
            <text:p>2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332" table:style-name="ce9">
            <text:p>1 3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842" table:style-name="ce9">
            <text:p>8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4789" table:style-name="ce9">
            <text:p>4 78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3651" table:style-name="ce9">
            <text:p>3 6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222" table:style-name="ce9">
            <text:p>2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99" table:style-name="ce9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4039" table:style-name="ce9">
            <text:p>4 03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66" table:style-name="ce9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491" table:style-name="ce9">
            <text:p>1 49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941" table:style-name="ce9">
            <text:p>94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937" table:style-name="ce9">
            <text:p>9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502" table:style-name="ce9">
            <text:p>5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20" table:style-name="ce9">
            <text:p>6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41" table:style-name="ce9">
            <text:p>4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730" table:style-name="ce9">
            <text:p>2 7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32" table:style-name="ce9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942" table:style-name="ce9">
            <text:p>1 9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86" table:style-name="ce9">
            <text:p>8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298" table:style-name="ce9">
            <text:p>3 2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68" table:style-name="ce9">
            <text:p>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466" table:style-name="ce9">
            <text:p>1 4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58" table:style-name="ce9">
            <text:p>5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4363" table:style-name="ce9">
            <text:p>4 3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59" table:style-name="ce9">
            <text:p>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2638" table:style-name="ce9">
            <text:p>2 6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52" table:style-name="ce9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125" table:style-name="ce9">
            <text:p>1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293" table:style-name="ce9">
            <text:p>2 29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17" table:style-name="ce9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792" table:style-name="ce9">
            <text:p>79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GRICULTURE SYLVICULTURE ET PECHE (A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COOPERATIVES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999" table:style-name="ce9">
            <text:p>9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COMMERCE (G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554" table:style-name="ce9">
            <text:p>5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28" table:style-name="ce9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35" table:style-name="ce9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111" table:style-name="ce9">
            <text:p>1 1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24" table:style-name="ce9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520" table:style-name="ce9">
            <text:p>5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INDUSTRIE+CONSTRUCTION (BE+FZ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21" table:style-name="ce9">
            <text:p>3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OUTIEN AUX ENTREPRISES (MN)</text:p>
          </table:table-cell>
          <table:table-cell office:value-type="string" table:style-name="ce8">
            <text:p>NC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string" table:style-name="ce9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Provence-Alpes-Côte d'Azur</text:p>
          </table:table-cell>
          <table:table-cell office:value-type="string" table:style-name="ce10">
            <text:p>SOUTIEN AUX ENTREPRISES (MN)</text:p>
          </table:table-cell>
          <table:table-cell office:value-type="string" table:style-name="ce10">
            <text:p>NC</text:p>
          </table:table-cell>
          <table:table-cell office:value-type="string" table:style-name="ce10">
            <text:p>Femmes</text:p>
          </table:table-cell>
          <table:table-cell office:value-type="string" table:style-name="ce10">
            <text:p>Ordinaires</text:p>
          </table:table-cell>
          <table:table-cell office:value-type="float" office:value="212" table:style-name="ce11">
            <text:p>212</text:p>
          </table:table-cell>
          <table:table-cell table:number-columns-repeated="16378"/>
        </table:table-row>
        <table:table-row table:number-rows-repeated="1045079" table:style-name="ro3">
          <table:table-cell table:number-columns-repeated="16384"/>
        </table:table-row>
      </table:table>
      <table:database-ranges>
        <table:database-range table:target-range-address="TC21.A8:TC21.F349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S Sans Serif" svg:font-family="&quot;MS Sans Serif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Benjamin ROGER</dc:creator>
    <dc:date>2021-03-18T16:26:01Z</dc:date>
    <meta:editing-cycles>3</meta:editing-cycles>
    <meta:editing-duration>PT0S</meta:editing-duration>
  </office:meta>
</office:document-meta>
</file>